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stories</text:p>
      <text:p text:style-name="Standard"/>
      <text:p text:style-name="Standard">As a manager I want to be able to add items to the items table so that I can add new items we stock to our IMS.</text:p>
      <text:p text:style-name="Standard">As a manager I want to be able to delete items from the items table when an item is discontinued.</text:p>
      <text:p text:style-name="Standard">As a manager I want to be able to update an item in the items table when they go on sale.</text:p>
      <text:p text:style-name="Standard">As a manager I want to be able to view all customers to contact them with updates about the company.</text:p>
      <text:p text:style-name="Standard">As a manager I want to be able to view all orders so I can view our current workload.</text:p>
      <text:p text:style-name="Standard">As a manager I want to be able to remove an order so I can get rid of fulfilled orders.</text:p>
      <text:p text:style-name="Standard"/>
      <text:p text:style-name="Standard"/>
      <text:p text:style-name="Standard">As a customer I want to be able to update my details so I can be addressed as I would prefer when I change my name.</text:p>
      <text:p text:style-name="Standard">As a customer I want to be able to add my details to the customer table so I can create an order.</text:p>
      <text:p text:style-name="Standard">As a customer I want to be able to remove my details from the customer table when I no longer wish to make orders.</text:p>
      <text:p text:style-name="Standard">As a customer I want to be able to create an order so I can request items via the IMS</text:p>
      <text:p text:style-name="Standard">As a customer I want to be able to add items to my order so I can have multiple items be bought at the same time.</text:p>
      <text:p text:style-name="Standard">As a customer I want to be able to have multiple orders so I can order different items.</text:p>
      <text:p text:style-name="Standard">As a customer I want to be able to view every item in the items database so I can decide what products to order.</text:p>
      <text:p text:style-name="Standard">As a customer I want to be able to remove an item from my order so I can keep my order accurate to my needs.</text:p>
      <text:p text:style-name="Standard">As a customer I want to be able to view the total cost of my order so I can tell how much it will cost m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2-17T14:18:09.60</meta:creation-date>
    <dc:date>2021-02-26T12:19:49.94</dc:date>
    <meta:editing-duration>PT14M13S</meta:editing-duration>
    <meta:editing-cycles>2</meta:editing-cycles>
    <meta:generator>OpenOffice/4.1.9$Win32 OpenOffice.org_project/419m1$Build-9805</meta:generator>
    <meta:document-statistic meta:table-count="0" meta:image-count="0" meta:object-count="0" meta:page-count="1" meta:paragraph-count="16" meta:word-count="340" meta:character-count="1518"/>
  </office:meta>
</office:document-meta>
</file>